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0ad3" officeooo:paragraph-rsid="00120ad3"/>
    </style:style>
    <style:style style:name="P2" style:family="paragraph" style:parent-style-name="Standard" style:list-style-name="L3">
      <style:text-properties officeooo:rsid="00120ad3" officeooo:paragraph-rsid="00120ad3"/>
    </style:style>
    <style:style style:name="P3" style:family="paragraph" style:parent-style-name="Standard">
      <style:text-properties fo:font-variant="normal" fo:text-transform="none" fo:color="#474747" loext:opacity="100%" style:font-name="Open Sans" fo:font-size="13.5pt" fo:letter-spacing="normal" fo:font-style="normal" fo:font-weight="normal" officeooo:rsid="00120ad3" officeooo:paragraph-rsid="00120ad3"/>
    </style:style>
    <style:style style:name="P4" style:family="paragraph" style:parent-style-name="Standard">
      <style:text-properties officeooo:rsid="0013f147" officeooo:paragraph-rsid="0013f147"/>
    </style:style>
    <style:style style:name="P5" style:family="paragraph" style:parent-style-name="Standard" style:list-style-name="L3">
      <style:text-properties officeooo:rsid="001404df" officeooo:paragraph-rsid="001404df"/>
    </style:style>
    <style:style style:name="P6" style:family="paragraph" style:parent-style-name="Standard" style:list-style-name="L1">
      <style:text-properties officeooo:rsid="0014133a" officeooo:paragraph-rsid="0014133a"/>
    </style:style>
    <style:style style:name="P7" style:family="paragraph" style:parent-style-name="Standard" style:list-style-name="L1">
      <style:text-properties officeooo:paragraph-rsid="0014133a"/>
    </style:style>
    <style:style style:name="P8" style:family="paragraph" style:parent-style-name="Standard" style:list-style-name="L2">
      <style:text-properties officeooo:paragraph-rsid="0013f147"/>
    </style:style>
    <style:style style:name="P9" style:family="paragraph" style:parent-style-name="Standard" style:list-style-name="L2">
      <style:text-properties officeooo:paragraph-rsid="0014133a"/>
    </style:style>
    <style:style style:name="P10" style:family="paragraph" style:parent-style-name="Standard" style:list-style-name="L1">
      <style:text-properties officeooo:rsid="0015558c" officeooo:paragraph-rsid="0015558c"/>
    </style:style>
    <style:style style:name="P11" style:family="paragraph" style:parent-style-name="Standard" style:list-style-name="L1">
      <style:text-properties officeooo:rsid="0015ab9b" officeooo:paragraph-rsid="0015ab9b"/>
    </style:style>
    <style:style style:name="P12" style:family="paragraph" style:parent-style-name="Standard" style:list-style-name="L1">
      <style:text-properties officeooo:rsid="0017a61f" officeooo:paragraph-rsid="0017a61f"/>
    </style:style>
    <style:style style:name="P13" style:family="paragraph" style:parent-style-name="Standard" style:list-style-name="L1">
      <style:text-properties officeooo:rsid="00197050" officeooo:paragraph-rsid="00197050"/>
    </style:style>
    <style:style style:name="P14" style:family="paragraph" style:parent-style-name="Standard" style:list-style-name="L3">
      <style:text-properties officeooo:rsid="00197050" officeooo:paragraph-rsid="00197050"/>
    </style:style>
    <style:style style:name="P15" style:family="paragraph" style:parent-style-name="Standard">
      <style:text-properties officeooo:rsid="00197050" officeooo:paragraph-rsid="00197050"/>
    </style:style>
    <style:style style:name="P16" style:family="paragraph" style:parent-style-name="Standard">
      <style:text-properties officeooo:rsid="001a4518" officeooo:paragraph-rsid="001a4518"/>
    </style:style>
    <style:style style:name="P17" style:family="paragraph" style:parent-style-name="Standard" style:list-style-name="L3">
      <style:text-properties officeooo:rsid="001d3fb7" officeooo:paragraph-rsid="001d3fb7"/>
    </style:style>
    <style:style style:name="P18" style:family="paragraph" style:parent-style-name="Standard" style:list-style-name="L3">
      <style:text-properties officeooo:rsid="001d3fb7" officeooo:paragraph-rsid="001ea5ee"/>
    </style:style>
    <style:style style:name="P19" style:family="paragraph" style:parent-style-name="Standard" style:list-style-name="L3">
      <style:text-properties officeooo:rsid="001ea5ee" officeooo:paragraph-rsid="001ea5ee"/>
    </style:style>
    <style:style style:name="P20" style:family="paragraph" style:parent-style-name="Text_20_body" style:list-style-name="L4">
      <style:paragraph-properties fo:margin-left="0in" fo:margin-right="0in" fo:margin-top="0in" fo:margin-bottom="0.1563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474747" loext:opacity="100%" style:font-name="Open Sans" fo:font-size="13.5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474747" loext:opacity="100%" style:font-name="Open Sans" fo:font-size="13.5pt" fo:letter-spacing="normal" fo:font-style="normal" fo:font-weight="normal" officeooo:rsid="00120ad3" officeooo:paragraph-rsid="00120ad3"/>
    </style:style>
    <style:style style:name="T1" style:family="text">
      <style:text-properties officeooo:rsid="00120ad3"/>
    </style:style>
    <style:style style:name="T2" style:family="text">
      <style:text-properties officeooo:rsid="0013f147"/>
    </style:style>
    <style:style style:name="T3" style:family="text">
      <style:text-properties officeooo:rsid="0014133a"/>
    </style:style>
    <style:style style:name="T4" style:family="text">
      <style:text-properties officeooo:rsid="0014c18a"/>
    </style:style>
    <style:style style:name="T5" style:family="text">
      <style:text-properties officeooo:rsid="0014f9be"/>
    </style:style>
    <style:style style:name="T6" style:family="text">
      <style:text-properties officeooo:rsid="0015558c"/>
    </style:style>
    <style:style style:name="T7" style:family="text">
      <style:text-properties officeooo:rsid="0017a61f"/>
    </style:style>
    <style:style style:name="T8" style:family="text">
      <style:text-properties fo:font-weight="normal" loext:padding="0in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ée 1</text:p>
      <text:p text:style-name="Standard"/>
      <text:p text:style-name="Standard">Site Web pour Fire from Mars une association à but non lucratif qui fait des spectacles de feu et des spectacles de rue - des jams tous les mardis à la major Marseille</text:p>
      <text:p text:style-name="Standard"/>
      <text:p text:style-name="Standard">// Section présentation aesthetique</text:p>
      <text:p text:style-name="Standard">-Mettre des vidéos en arrière Plan? Photos</text:p>
      <text:p text:style-name="Standard"/>
      <text:p text:style-name="Standard">.....Sticky Menu......FFM(.....Calendrier....Nos Spectales/Agrès....Contact...Adhésion</text:p>
      <text:p text:style-name="Standard">//Section Qui sommes nous </text:p>
      <text:p text:style-name="Standard">Présenter l'association <text:s/>- but objectif - fondé quelle année - Adhésion - Fire jams+ lien page facebook</text:p>
      <text:p text:style-name="Standard">Boutton Artistes: Redirection Pages Présenter les artists =&gt; des images qui changent - Fiches pour présenter les artistes- Nom agrés etc</text:p>
      <text:p text:style-name="Standard">Boutton Agrés: Présenter les agrés =&gt; photos des artistes en train d'utiliser les agrés</text:p>
      <text:p text:style-name="Standard">Boutton d'adhesion: Redirection pour s'adhérer - Pourquoi adhérer? Télécharger Bulletin d'adhésion </text:p>
      <text:p text:style-name="Standard"/>
      <text:p text:style-name="Standard">// Section Calendrier</text:p>
      <text:p text:style-name="Standard">Boutton redirection Consulter l'agenda Calendrier pour les spectacles avec les dates résérvés </text:p>
      <text:p text:style-name="Standard"/>
      <text:p text:style-name="Standard">// Section Contact</text:p>
      <text:p text:style-name="Standard">Boutton <text:s/>redirection pour contacter et envoyer un message - demander Nom - Prénom - Objectif du contact - mail - téléphone - FAQ + Fiche technique: ce qui est fourni ou pas - ce qui est demandé etc</text:p>
      <text:p text:style-name="Standard">1- Contact pour les clients demandeurs de spectacles de feu</text:p>
      <text:p text:style-name="Standard">2- Contact par les artistes</text:p>
      <text:p text:style-name="Standard"/>
      <text:p text:style-name="Standard"/>
      <text:p text:style-name="Standard">// Section Actualité - Convention de Jongle en Zik - Boutton devenir bénévole</text:p>
      <text:p text:style-name="Standard"/>
      <text:p text:style-name="Standard">// Section Réferences ou evenments passés </text:p>
      <text:p text:style-name="Standard"/>
      <text:p text:style-name="Standard">// Footer Liens pour autres pages: Instagram - Facebook - Vidéos Youtube? - boutton haut de la page</text:p>
      <text:p text:style-name="Standard"/>
      <text:p text:style-name="Standard">// Mes remarques comme artistes/utilisatrice</text:p>
      <text:p text:style-name="Standard">Manque d'ergonomie- pas de possibilité de changer les dates (à vérifier)- accéder au calendrier - etc </text:p>
      <text:p text:style-name="Standard">Le tout début présentation d'adhésion &lt; moins importants que les spectacles </text:p>
      <text:p text:style-name="Standard">Beaucoup de répétions</text:p>
      <text:p text:style-name="Standard">Pas de liens pour eventails lumineux - pas de lien pour eventails - pas de lien pour monocycle Bolas </text:p>
      <text:p text:style-name="Standard">Pas le même nombre de photos partout</text:p>
      <text:p text:style-name="Standard">Nos adhérents parlent de nous - juste deux témoignage pas très pertinent</text:p>
      <text:p text:style-name="Standard">Footer n'est pas clair</text:p>
      <text:p text:style-name="Standard">Couleur bleu foncé pas ouf - Couleur à changer - les borders oranges à changer </text:p>
      <text:p text:style-name="Standard">Photo qui bougent pas très logique/beau</text:p>
      <text:p text:style-name="Standard"/>
      <text:p text:style-name="Standard"/>
      <text:p text:style-name="Standard">Motion des photos en ralenti (cracheur de feu)</text:p>
      <text:p text:style-name="Standard">Rubrique pour les vidéos</text:p>
      <text:p text:style-name="Standard"/>
      <text:p text:style-name="Standard"/>
      <text:p text:style-name="Standard">// Côté Backend </text:p>
      <text:p text:style-name="Standard"><text:soft-page-break/>Base de donnés pour les utilisateurs (les artists et les admins) pour changer les dates de conventions et de prestations - pour changer les photos sur le site</text:p>
      <text:p text:style-name="Standard">Base de donnés pour les autres associations dans d'autres Villes pour rentrer leur dates de spectacles</text:p>
      <text:p text:style-name="Standard"/>
      <text:p text:style-name="Standard"/>
      <text:p text:style-name="Standard"/>
      <text:p text:style-name="Standard">// Inspiration de ce site </text:p>
      <text:p text:style-name="Standard">https://cercle-de-feu.com/calendrier/</text:p>
      <text:p text:style-name="Standard"/>
      <text:p text:style-name="Standard"/>
      <text:p text:style-name="Standard">// Personas:</text:p>
      <text:p text:style-name="Standard">Les artistes</text:p>
      <text:p text:style-name="Standard"/>
      <text:p text:style-name="Standard">// Yohan l'artiste et le responsable de FFM</text:p>
      <text:p text:style-name="Standard">Age:40</text:p>
      <text:p text:style-name="Standard">Gender:Homme</text:p>
      <text:p text:style-name="Standard">Children: Non?</text:p>
      <text:p text:style-name="Standard">Occupation: Professeur d'écol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?</text:p>
      <text:p text:style-name="Standard">Influencers: d'autres artists de feu/Leader de groupe</text:p>
      <text:p text:style-name="Standard">Sources of info: facebook/internet</text:p>
      <text:p text:style-name="Standard">Goals: Prendre soin de l'asso et des adhérents, communication clair entre les adhérents/artistes</text:p>
      <text:p text:style-name="Standard">Values: Bienveillance acceuillir </text:p>
      <text:p text:style-name="Standard">Frustrations: Beaucoup de responsabilité pas assez de temps</text:p>
      <text:p text:style-name="Standard">Aspirations: Pouvoir répartir des tâches à d'autres gens et mieux communiquer avec les clients--&gt; Fiche techniques et demande de devis</text:p>
      <text:p text:style-name="Standard"/>
      <text:p text:style-name="Standard">// Coline l'artiste et coordinatrice de FFM</text:p>
      <text:p text:style-name="Standard">Age:24 ans</text:p>
      <text:p text:style-name="Standard">Gender: femme</text:p>
      <text:p text:style-name="Standard">Children: Non</text:p>
      <text:p text:style-name="Standard">Occupation: Thérapeute érgonom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 ?</text:p>
      <text:p text:style-name="Standard">Influencers: artistes de feu</text:p>
      <text:p text:style-name="Standard">Sources of info: Instagram/youtube/facebook</text:p>
      <text:p text:style-name="Standard">Goals:Mettre tout le monde à l'aise, communication clair, organiser et suivre les règles</text:p>
      <text:p text:style-name="Standard">Values: Ordre organisation humain</text:p>
      <text:p text:style-name="Standard">Frustrations: Beaucoup de reponsabilité entre le travail et l'asso, </text:p>
      <text:p text:style-name="Standard">Aspirations: Avoir une meilleur gestion du site, les ressources (agrés et matériels) et autonomie </text:p>
      <text:p text:style-name="Standard"/>
      <text:p text:style-name="Standard">// Jongle en Zik</text:p>
      <text:p text:style-name="Standard">Base de donnéss pour gérer l'évenements </text:p>
      <text:p text:style-name="Standard">Basse de données pour gérer les bénévoles</text:p>
      <text:p text:style-name="Standard"><text:soft-page-break/>Organisateurs</text:p>
      <text:p text:style-name="Standard">Bénévoles</text:p>
      <text:p text:style-name="Standard">Artistes</text:p>
      <text:p text:style-name="Standard">Musiciens</text:p>
      <text:p text:style-name="Standard"/>
      <text:p text:style-name="Standard"/>
      <text:p text:style-name="Standard">Les clients</text:p>
      <text:p text:style-name="Standard"/>
      <text:p text:style-name="Standard">// Paul qui demande un devis pour un spectacle de feu </text:p>
      <text:p text:style-name="Standard">Age: 50</text:p>
      <text:p text:style-name="Standard">Gender: Homme</text:p>
      <text:p text:style-name="Standard">Children: 3</text:p>
      <text:p text:style-name="Standard">Occupation: travail dans la mairie</text:p>
      <text:p text:style-name="Standard">Education: licence</text:p>
      <text:p text:style-name="Standard">Income:50 000/ans</text:p>
      <text:p text:style-name="Standard">Location: Bouches du Rhône</text:p>
      <text:p text:style-name="Standard">Quote: ?</text:p>
      <text:p text:style-name="Standard">Influencers: ?</text:p>
      <text:p text:style-name="Standard">Sources of info: Télévision</text:p>
      <text:p text:style-name="Standard">Goals: Embaucher l'asso pour un spectacle de feu pour un évenements spéciales (Noel-Paques- festival Ete, etc..)</text:p>
      <text:p text:style-name="Standard">Values:</text:p>
      <text:p text:style-name="Standard">Frustrations:</text:p>
      <text:p text:style-name="Standard">Aspirations:</text:p>
      <text:p text:style-name="Standard"/>
      <text:p text:style-name="Standard"/>
      <text:p text:style-name="P1">02-04-24</text:p>
      <text:p text:style-name="P1"/>
      <text:p text:style-name="P3">Website functionality is defined by how users interact with your site and how easy it is to navigate. Well-functioning websites typically rank higher in SERPs, attract more visitors, and keep users engaged longer. </text:p>
      <text:p text:style-name="P21"><text:span text:style-name="Strong_20_Emphasis"><text:span text:style-name="T8">How To Make A Website More Functional for Users with Disabilities: </text:span></text:span></text:p>
      <text:list xml:id="list2812278022" text:style-name="L4">
        <text:list-item>
          <text:p text:style-name="P20">Add alt text so users can read about an image </text:p>
        </text:list-item>
        <text:list-item>
          <text:p text:style-name="P20">Add title and heading tags so users and assistive software can easily identify information</text:p>
        </text:list-item>
        <text:list-item>
          <text:p text:style-name="P20">Keep contrast sensitivity in mind. By increasing font size and reducing color contrast, web designers can reduce challenges associated with vision impairment.  </text:p>
        </text:list-item>
        <text:list-item>
          <text:p text:style-name="P20">Add keyboard navigation for visually impaired users. </text:p>
        </text:list-item>
        <text:list-item>
          <text:p text:style-name="P20">Add multimedia assets such as videos and audio descriptions. </text:p>
        </text:list-item>
        <text:list-item>
          <text:p text:style-name="P20"><text:soft-page-break/>Use descriptive URLs to provide context</text:p>
        </text:list-item>
        <text:list-item>
          <text:p text:style-name="P20">Use Accessible Rich Internet Applications (ARIA) to provide more context</text:p>
        </text:list-item>
        <text:list-item>
          <text:p text:style-name="P20">Avoid placeholder text and tables</text:p>
        </text:list-item>
      </text:list>
      <text:p text:style-name="P3"/>
      <text:p text:style-name="P3"/>
      <text:p text:style-name="P1">Functionalities that exists already:</text:p>
      <text:list xml:id="list4069662855" text:style-name="L3">
        <text:list-item>
          <text:p text:style-name="P2">Menu bar – kept but modified-<text:span text:style-name="T2">Hidden In the beginning</text:span></text:p>
        </text:list-item>
        <text:list-item>
          <text:p text:style-name="P5">Page d’accueil +<text:span text:style-name="T1">Télécharger le bulletin d’adhésion - Order changer</text:span></text:p>
        </text:list-item>
        <text:list-item>
          <text:p text:style-name="P2">voir l’évenement – kept but modified</text:p>
          <text:p text:style-name="P17">Redirects towards page with:</text:p>
          <text:p text:style-name="P17">two buttons: reserve my place- buy a ticket from HelloAsso – Become benevole(formulaire on drive)</text:p>
          <text:p text:style-name="P17"><text:s/>Poster</text:p>
          <text:p text:style-name="P18">Programme</text:p>
          <text:p text:style-name="P18">Repeating buttons</text:p>
        </text:list-item>
        <text:list-item>
          <text:p text:style-name="P19">Map</text:p>
        </text:list-item>
        <text:list-item>
          <text:p text:style-name="P2">Gallerie-Agrès feu Removed to another page</text:p>
        </text:list-item>
        <text:list-item>
          <text:p text:style-name="P2">Nos prestations- Contactez -nous – kept showed above</text:p>
        </text:list-item>
        <text:list-item>
          <text:p text:style-name="P2">Avis des adhérents - Removed</text:p>
        </text:list-item>
        <text:list-item>
          <text:p text:style-name="P2">Gallerie-Agrès lumineux – Removed to another page</text:p>
        </text:list-item>
        <text:list-item>
          <text:p text:style-name="P2">Gallerie-miscellanius – Removed? <text:s/></text:p>
        </text:list-item>
        <text:list-item>
          <text:p text:style-name="P14">Footer</text:p>
        </text:list-item>
      </text:list>
      <text:p text:style-name="P1"/>
      <text:p text:style-name="P4">Functionalities I want to make:</text:p>
      <text:list xml:id="list3467923619" text:style-name="L2">
        <text:list-item>
          <text:p text:style-name="P8"><text:span text:style-name="T2">Page d’acceuil – </text:span><text:span text:style-name="T3">changed bg photo</text:span></text:p>
        </text:list-item>
        <text:list-item>
          <text:p text:style-name="P9"><text:span text:style-name="T3">Menu bar appears after</text:span></text:p>
        </text:list-item>
      </text:list>
      <text:list xml:id="list3630153481" text:style-name="L1">
        <text:list-item>
          <text:p text:style-name="P7"><text:span text:style-name="T3">About us section: </text:span></text:p>
          <text:p text:style-name="P7"><text:span text:style-name="T3">Present the group</text:span></text:p>
          <text:p text:style-name="P6"><text:span text:style-name="T4">Button: </text:span>Discover Artist and agrès- <text:span text:style-name="T5">Redirect</text:span></text:p>
          <text:p text:style-name="P6"/>
          <text:p text:style-name="P6"><text:span text:style-name="T4">Button: </text:span>Adhésion-<text:span text:style-name="T5">Redirect</text:span></text:p>
        </text:list-item>
        <text:list-item>
          <text:p text:style-name="P6">Actualité: present the juggling convention event – button see the event-<text:span text:style-name="T6">Redirect</text:span></text:p>
          <text:p text:style-name="P11">Update the event Poster</text:p>
          <text:p text:style-name="P12">Over-Lapping-Background-Photos</text:p>
        </text:list-item>
        <text:list-item>
          <text:p text:style-name="P10">Contact us section: present why would they want to contact us, button:contactez-nous</text:p>
        </text:list-item>
        <text:list-item>
          <text:p text:style-name="P11">Prese<text:span text:style-name="T7">nt services:</text:span></text:p>
          <text:p text:style-name="P12">Presta feu – evenmentiel</text:p>
          <text:p text:style-name="P12">Street art – Jam tous les mardis</text:p>
        </text:list-item>
        <text:list-item>
          <text:p text:style-name="P13">Footer- Updated social media icons</text:p>
        </text:list-item>
      </text:list>
      <text:p text:style-name="P15"/>
      <text:p text:style-name="P15"/>
      <text:p text:style-name="P16">Police – font changed – will be adding an accessibility option for visibility 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56:41.801267157</meta:creation-date>
    <meta:editing-duration>PT27M36S</meta:editing-duration>
    <meta:editing-cycles>17</meta:editing-cycles>
    <meta:generator>LibreOffice/7.3.7.2$Linux_X86_64 LibreOffice_project/30$Build-2</meta:generator>
    <dc:date>2024-04-02T14:17:37.437619607</dc:date>
    <meta:document-statistic meta:table-count="0" meta:image-count="0" meta:object-count="0" meta:page-count="5" meta:paragraph-count="135" meta:word-count="957" meta:character-count="6147" meta:non-whitespace-character-count="5322"/>
  </office:meta>
</office:document-meta>
</file>